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color="#333333" style:font-name="Ubuntu" fo:font-size="11pt" officeooo:rsid="0006ff95" officeooo:paragraph-rsid="0006ff95" style:font-size-asian="11pt" style:font-size-complex="11pt"/>
    </style:style>
    <style:style style:name="P2" style:family="paragraph" style:parent-style-name="Header">
      <style:text-properties style:font-name="Ubuntu" fo:font-size="16pt" fo:font-weight="bold" officeooo:rsid="00066f18" officeooo:paragraph-rsid="00066f18" style:font-size-asian="16pt" style:font-weight-asian="bold" style:font-size-complex="16pt" style:font-weight-complex="bold"/>
    </style:style>
    <style:style style:name="P3" style:family="paragraph" style:parent-style-name="Header">
      <style:text-properties style:font-name="Ubuntu" fo:font-size="16pt" fo:font-weight="bold" officeooo:paragraph-rsid="0006ff95" style:font-size-asian="16pt" style:font-weight-asian="bold" style:font-size-complex="16pt" style:font-weight-complex="bold"/>
    </style:style>
    <style:style style:name="P4" style:family="paragraph" style:parent-style-name="Header"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Header">
      <style:text-properties style:font-name="Ubuntu" fo:font-size="12pt" fo:font-weight="normal" officeooo:rsid="00066f18" officeooo:paragraph-rsid="00066f18" style:font-size-asian="10.5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>Documentacion del Trabajo Practico (Wordle)</text:p>
      <text:p text:style-name="P2"/>
      <text:p text:style-name="P2">Indice</text:p>
      <text:p text:style-name="P5">uno………………………………………………………………………………………………2</text:p>
      <text:p text:style-name="P5">dos……………………………………………………………………………………………....3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Ubuntu" fo:font-size="16pt" fo:font-weight="bold" officeooo:paragraph-rsid="0006ff95" style:font-size-asian="16pt" style:font-weight-asian="bold" style:font-size-complex="16pt" style:font-weight-complex="bold"/>
    </style:style>
    <style:style style:name="MP2" style:family="paragraph" style:parent-style-name="Footer">
      <style:text-properties fo:color="#333333" style:font-name="Ubuntu" fo:font-size="11pt" officeooo:rsid="0006ff95" officeooo:paragraph-rsid="0006ff95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nalista universitario en Sistemas</text:p>
        <text:p text:style-name="MP1">Taller de programacion I</text:p>
      </style:header>
      <style:footer>
        <text:p text:style-name="MP2">AUS – Taller de Programacion I<text:tab/><text:tab/>Pag 1 de x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2:19:14.452751153</meta:creation-date>
    <dc:date>2022-06-24T12:38:18.907609721</dc:date>
    <meta:editing-duration>PT8M53S</meta:editing-duration>
    <meta:editing-cycles>1</meta:editing-cycles>
    <meta:document-statistic meta:table-count="0" meta:image-count="0" meta:object-count="0" meta:page-count="1" meta:paragraph-count="7" meta:word-count="25" meta:character-count="232" meta:non-whitespace-character-count="212"/>
    <meta:generator>LibreOffice/6.4.7.2$Linux_X86_64 LibreOffice_project/40$Build-2</meta:generator>
  </office:meta>
</office:document-meta>
</file>